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size="12pt" fo:font-style="italic" fo:font-weight="normal" officeooo:rsid="00030bcc" officeooo:paragraph-rsid="00030bcc" style:font-size-asian="10.5pt" style:font-style-asian="italic" style:font-weight-asian="normal" style:font-size-complex="12pt" style:font-style-complex="italic" style:font-weight-complex="normal"/>
    </style:style>
    <style:style style:name="P2" style:family="paragraph" style:parent-style-name="Text_20_body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size="16pt" fo:font-weight="bold" officeooo:rsid="0001a209" officeooo:paragraph-rsid="0001a209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0cm" fo:margin-right="0cm" fo:margin-top="0cm" fo:margin-bottom="0.146cm" loext:contextual-spacing="false" fo:line-height="100%" fo:text-align="start" style:justify-single-word="false" fo:text-indent="0cm" style:auto-text-indent="false" fo:padding="0cm" fo:border="none"/>
      <style:text-properties fo:font-size="12pt" fo:font-weight="bold" officeooo:rsid="0001a209" officeooo:paragraph-rsid="0001a209" fo:background-color="#ffff00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1a209" officeooo:paragraph-rsid="0001a209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29d5a" officeooo:paragraph-rsid="00029d5a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bold" officeooo:rsid="0001a209" officeooo:paragraph-rsid="0001a209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bold" officeooo:rsid="00029d5a" officeooo:paragraph-rsid="00029d5a" style:font-size-asian="10.5pt" style:font-weight-asian="bold" style:font-size-complex="12pt" style:font-weight-complex="bold"/>
    </style:style>
    <style:style style:name="P8" style:family="paragraph" style:parent-style-name="Text_20_body" style:list-style-name="L1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1a209" officeooo:paragraph-rsid="0001a209" fo:background-color="#ffff00" style:font-size-asian="10.5pt" style:font-weight-asian="normal" style:font-size-complex="12pt" style:font-weight-complex="normal"/>
    </style:style>
    <style:style style:name="P9" style:family="paragraph" style:parent-style-name="Text_20_body" style:list-style-name="L2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1a209" officeooo:paragraph-rsid="0001a209" fo:background-color="#ffff00" style:font-size-asian="10.5pt" style:font-weight-asian="normal" style:font-size-complex="12pt" style:font-weight-complex="normal"/>
    </style:style>
    <style:style style:name="P10" style:family="paragraph" style:parent-style-name="Text_20_body" style:list-style-name="L3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1a209" officeooo:paragraph-rsid="0001a209" fo:background-color="#ffff00" style:font-size-asian="10.5pt" style:font-weight-asian="normal" style:font-size-complex="12pt" style:font-weight-complex="normal"/>
    </style:style>
    <style:style style:name="P11" style:family="paragraph" style:parent-style-name="Text_20_body" style:list-style-name="L4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1a209" officeooo:paragraph-rsid="0001a209" fo:background-color="#ffff00" style:font-size-asian="10.5pt" style:font-weight-asian="normal" style:font-size-complex="12pt" style:font-weight-complex="normal"/>
    </style:style>
    <style:style style:name="P12" style:family="paragraph" style:parent-style-name="Text_20_body" style:list-style-name="L7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29d5a" officeooo:paragraph-rsid="00029d5a" fo:background-color="#ffff00" style:font-size-asian="10.5pt" style:font-weight-asian="normal" style:font-size-complex="12pt" style:font-weight-complex="normal"/>
    </style:style>
    <style:style style:name="P13" style:family="paragraph" style:parent-style-name="Text_20_body" style:list-style-name="L3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1a209" officeooo:paragraph-rsid="0001a209" fo:background-color="transparent" style:font-size-asian="10.5pt" style:font-weight-asian="normal" style:font-size-complex="12pt" style:font-weight-complex="normal"/>
    </style:style>
    <style:style style:name="P14" style:family="paragraph" style:parent-style-name="Text_20_body" style:list-style-name="L3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1a209" officeooo:paragraph-rsid="0001a209" style:font-size-asian="10.5pt" style:font-weight-asian="normal" style:font-size-complex="12pt" style:font-weight-complex="normal"/>
    </style:style>
    <style:style style:name="P15" style:family="paragraph" style:parent-style-name="Text_20_body" style:list-style-name="L5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29d5a" officeooo:paragraph-rsid="00029d5a" style:font-size-asian="10.5pt" style:font-weight-asian="normal" style:font-size-complex="12pt" style:font-weight-complex="normal"/>
    </style:style>
    <style:style style:name="P16" style:family="paragraph" style:parent-style-name="Text_20_body" style:list-style-name="L6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29d5a" officeooo:paragraph-rsid="00029d5a" style:font-size-asian="10.5pt" style:font-weight-asian="normal" style:font-size-complex="12pt" style:font-weight-complex="normal"/>
    </style:style>
    <style:style style:name="P17" style:family="paragraph" style:parent-style-name="Text_20_body" style:list-style-name="L7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29d5a" officeooo:paragraph-rsid="00029d5a" style:font-size-asian="10.5pt" style:font-weight-asian="normal" style:font-size-complex="12pt" style:font-weight-complex="normal"/>
    </style:style>
    <style:style style:name="P18" style:family="paragraph" style:parent-style-name="Text_20_body" style:list-style-name="L9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29d5a" officeooo:paragraph-rsid="00029d5a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29d5a" officeooo:paragraph-rsid="00029d5a" style:font-size-asian="10.5pt" style:font-weight-asian="normal" style:font-size-complex="12pt" style:font-weight-complex="normal"/>
    </style:style>
    <style:style style:name="P20" style:family="paragraph" style:parent-style-name="Text_20_body" style:list-style-name="L10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6070c" officeooo:paragraph-rsid="0006070c" style:font-size-asian="10.5pt" style:font-weight-asian="normal" style:font-size-complex="12pt" style:font-weight-complex="normal"/>
    </style:style>
    <style:style style:name="P21" style:family="paragraph" style:parent-style-name="Text_20_body" style:list-style-name="L4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1a209" officeooo:paragraph-rsid="0001a209" fo:background-color="#00ff00" style:font-size-asian="10.5pt" style:font-weight-asian="normal" style:font-size-complex="12pt" style:font-weight-complex="normal"/>
    </style:style>
    <style:style style:name="P22" style:family="paragraph" style:parent-style-name="Text_20_body" style:list-style-name="L8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29d5a" officeooo:paragraph-rsid="00029d5a" fo:background-color="#ff0000" style:font-size-asian="10.5pt" style:font-weight-asian="normal" style:font-size-complex="12pt" style:font-weight-complex="normal"/>
    </style:style>
    <style:style style:name="P23" style:family="paragraph" style:parent-style-name="Text_20_body" style:list-style-name="L9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normal" officeooo:rsid="00029d5a" officeooo:paragraph-rsid="00029d5a" fo:background-color="#ff0000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bold" officeooo:rsid="00029d5a" officeooo:paragraph-rsid="00029d5a" fo:background-color="#ff0000" style:font-size-asian="10.5pt" style:font-weight-asian="bold" style:font-size-complex="12pt" style:font-weight-complex="bold"/>
    </style:style>
    <style:style style:name="P25" style:family="paragraph" style:parent-style-name="Text_20_body">
      <style:paragraph-properties fo:margin-top="0cm" fo:margin-bottom="0.146cm" loext:contextual-spacing="false" fo:line-height="100%" fo:text-align="start" style:justify-single-word="false" fo:padding="0cm" fo:border="none"/>
      <style:text-properties fo:font-size="12pt" fo:font-weight="bold" officeooo:rsid="0006070c" officeooo:paragraph-rsid="0006070c" style:font-size-asian="10.5pt" style:font-weight-asian="bold" style:font-size-complex="12pt" style:font-weight-complex="bold"/>
    </style:style>
    <style:style style:name="P26" style:family="paragraph" style:parent-style-name="List_20_Paragraph" style:list-style-name="L8">
      <style:paragraph-properties fo:margin-top="0cm" fo:margin-bottom="0.146cm" loext:contextual-spacing="false" fo:line-height="100%" fo:text-align="justify" style:justify-single-word="false" fo:padding="0cm" fo:border="none"/>
      <style:text-properties fo:font-size="12pt" fo:font-weight="normal" officeooo:rsid="00029d5a" officeooo:paragraph-rsid="00029d5a" fo:background-color="#ff0000" style:font-size-asian="10.5pt" style:font-weight-asian="normal" style:font-size-complex="12pt" style:font-weight-complex="normal"/>
    </style:style>
    <style:style style:name="T1" style:family="text">
      <style:text-properties officeooo:rsid="00029d5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#ff0000" loext:char-shading-value="0"/>
    </style:style>
    <style:style style:name="T5" style:family="text">
      <style:text-properties officeooo:rsid="00030b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eature Package Breakdown:</text:p>
      <text:p text:style-name="P1">Yellow is stuff that seems like a good starting point.</text:p>
      <text:p text:style-name="P1">Red is stuff that seems hard/could be done at the end.</text:p>
      <text:p text:style-name="P3">1: Basic UI and Loading Existing Data</text:p>
      <text:list xml:id="list7899701997736145247" text:style-name="L1">
        <text:list-item>
          <text:p text:style-name="P8">Main GUI split into several panels, contains menu bar.</text:p>
        </text:list-item>
      </text:list>
      <text:list xml:id="list4443416557207348" text:style-name="L2">
        <text:list-item>
          <text:p text:style-name="P9"><text:span text:style-name="T1">User s</text:span>hould be able to enter data manually.</text:p>
        </text:list-item>
        <text:list-item>
          <text:p text:style-name="P9"><text:span text:style-name="T1">User s</text:span>hould be able to upload activity data file in specified format.</text:p>
        </text:list-item>
        <text:list-item>
          <text:p text:style-name="P9">For each record (thing starting with #start), calculate distance and speed.</text:p>
        </text:list-item>
        <text:list-item>
          <text:p text:style-name="P9"><text:span text:style-name="T1">User s</text:span>hould be able to view raw data as from file, including distance and speed.</text:p>
        </text:list-item>
        <text:list-item>
          <text:p text:style-name="P9">Raw data viewer should have a filter, will be difficult to show entire raw dat<text:span text:style-name="T5">a.</text:span></text:p>
        </text:list-item>
      </text:list>
      <text:p text:style-name="P6"/>
      <text:p text:style-name="P6">2: Extended Viewing and User Data</text:p>
      <text:list xml:id="list572073349539496965" text:style-name="L3">
        <text:list-item>
          <text:p text:style-name="P10">Raw data view should be extended to a convenient viewer, e.g. click on a record to view more details.</text:p>
        </text:list-item>
        <text:list-item>
          <text:p text:style-name="P13">User data can be stored in a file. This includes profile data (name etc) and records.</text:p>
        </text:list-item>
        <text:list-item>
          <text:p text:style-name="P14">User data files should be loaded and displayed properly. (good file practices)</text:p>
        </text:list-item>
      </text:list>
      <text:p text:style-name="P4"/>
      <text:p text:style-name="P6">3: Basic Analyses and Information</text:p>
      <text:list xml:id="list2673979899449125743" text:style-name="L4">
        <text:list-item>
          <text:p text:style-name="P11">Basic analyses and view. (eg BMI, kms this week, average running speed)</text:p>
        </text:list-item>
        <text:list-item>
          <text:p text:style-name="P11">Show warnings depending on health parameters and activity. (egs in document)</text:p>
        </text:list-item>
        <text:list-item>
          <text:p text:style-name="P21"><text:span text:style-name="T4">Web search feature for finding health information</text:span><text:span text:style-name="T3">.</text:span></text:p>
        </text:list-item>
      </text:list>
      <text:p text:style-name="P4"/>
      <text:p text:style-name="P6">4: Extended <text:span text:style-name="T1">L</text:span>oading and Data Input</text:p>
      <text:list xml:id="list4396089011380735855" text:style-name="L5">
        <text:list-item>
          <text:p text:style-name="P15">If new data file is uploaded, user should have at least 2 options:</text:p>
        </text:list-item>
      </text:list>
      <text:list xml:id="list1532432234463208347" text:style-name="L6">
        <text:list-item>
          <text:p text:style-name="P16">Append data to already existing lists</text:p>
        </text:list-item>
        <text:list-item>
          <text:p text:style-name="P16">Create a new list for the same type of data for the same user</text:p>
        </text:list-item>
      </text:list>
      <text:list xml:id="list8183604709266672232" text:style-name="L7">
        <text:list-item>
          <text:p text:style-name="P17">In either case, should implement browsing for similar data types, and checks for duplicate data.</text:p>
        </text:list-item>
        <text:list-item>
          <text:p text:style-name="P12">User should be able to add new activities manually</text:p>
        </text:list-item>
        <text:list-item>
          <text:p text:style-name="P17">User should be able to update records (I think this means edit old activities)</text:p>
        </text:list-item>
      </text:list>
      <text:p text:style-name="P5"/>
      <text:p text:style-name="P24">5: Persistent Data Storage</text:p>
      <text:list xml:id="list4531156727696096694" text:style-name="L8">
        <text:list-item>
          <text:p text:style-name="P22">Data and analyses must be saved and able to be accessed by user after closing and opening app.</text:p>
        </text:list-item>
        <text:list-item>
          <text:p text:style-name="P22">Define data format for storing the data. (They suggest starting with high level methods to be refined later as we learn databases)</text:p>
        </text:list-item>
        <text:list-item>
          <text:p text:style-name="P26"><text:span text:style-name="T2">Users of your application may wish to separate data across several files.</text:span> (I’m not sure what this means exactly, maybe moving activities to other files?)</text:p>
        </text:list-item>
        <text:list-item>
          <text:p text:style-name="P26">If a file is currently open then the application should offer to close that file when the user attempts to open another one. </text:p>
        </text:list-item>
      </text:list>
      <text:p text:style-name="P5"><text:soft-page-break/></text:p>
      <text:p text:style-name="P7">6: Graphical Representation</text:p>
      <text:list xml:id="list6921002266177404753" text:style-name="L9">
        <text:list-item>
          <text:p text:style-name="P18">Graphical representation of: distance/time, heart rate/time, calories burned, stress level/time.</text:p>
        </text:list-item>
        <text:list-item>
          <text:p text:style-name="P23">Map of routes taken during activities.</text:p>
        </text:list-item>
        <text:list-item>
          <text:p text:style-name="P18">Calender view of activities.</text:p>
        </text:list-item>
      </text:list>
      <text:p text:style-name="P5"/>
      <text:p text:style-name="P25">7: Optionals</text:p>
      <text:list xml:id="list863774925080845614" text:style-name="L10">
        <text:list-item>
          <text:p text:style-name="P20">External database over network</text:p>
        </text:list-item>
        <text:list-item>
          <text:p text:style-name="P20">Activity recommender (goals?)</text:p>
        </text:list-item>
        <text:list-item>
          <text:p text:style-name="P20">Import/export different formats of fi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04" style:display-name="ListLabel 104" style:family="text">
      <style:text-properties style:font-name-asian="Calibri" style:font-family-asian="Calibri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4" style:num-suffix="" text:bullet-char="">
        <style:list-level-properties text:list-level-position-and-space-mode="label-alignment">
          <style:list-level-label-alignment text:label-followed-by="listtab" fo:text-indent="-1.27cm" fo:margin-left="3.175cm"/>
        </style:list-level-properties>
        <style:text-properties fo:font-family="Symbol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2:00:55.893562975</meta:creation-date>
    <dc:date>2018-07-26T12:33:09.779750275</dc:date>
    <meta:editing-duration>PT20M3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423" meta:character-count="2379" meta:non-whitespace-character-count="2021"/>
  </office:meta>
</office:document-meta>
</file>